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En_5f_tête_5f_mail" style:display-name="En_tête_mail" style:family="table">
      <style:table-properties style:width="16.993cm" table:align="margins" fo:background-color="transparent">
        <style:background-image/>
      </style:table-properties>
    </style:style>
    <style:style style:name="En_5f_tête_5f_mail.A" style:display-name="En_tête_mail.A" style:family="table-column">
      <style:table-column-properties style:column-width="16.993cm" style:rel-column-width="65535*"/>
    </style:style>
    <style:style style:name="En_5f_tête_5f_mail.1" style:display-name="En_tête_mail.1" style:family="table-row">
      <style:table-row-properties fo:background-color="transparent">
        <style:background-image/>
      </style:table-row-properties>
    </style:style>
    <style:style style:name="En_5f_tête_5f_mail.A1" style:display-name="En_tête_mail.A1" style:family="table-cell">
      <style:table-cell-properties fo:padding="0.097cm" fo:border="0.05pt solid #000000"/>
    </style:style>
    <style:style style:name="Contenu_5f_Mail" style:display-name="Contenu_Mail" style:family="table">
      <style:table-properties style:width="16.999cm" fo:margin-left="0.007cm" table:align="left"/>
    </style:style>
    <style:style style:name="Contenu_5f_Mail.A" style:display-name="Contenu_Mail.A" style:family="table-column">
      <style:table-column-properties style:column-width="16.999cm"/>
    </style:style>
    <style:style style:name="Contenu_5f_Mail.A1" style:display-name="Contenu_Mail.A1" style:family="table-cell">
      <style:table-cell-properties style:vertical-align="" fo:padding="0.097cm" fo:border="0.05pt solid #000000"/>
    </style:style>
    <style:style style:name="P1" style:family="paragraph" style:parent-style-name="Header">
      <style:text-properties style:font-name="Malgun Gothic Semilight" officeooo:rsid="0005dae2" officeooo:paragraph-rsid="0005dae2"/>
    </style:style>
    <style:style style:name="P2" style:family="paragraph" style:parent-style-name="Preformatted_20_Text">
      <style:text-properties officeooo:rsid="000444b9" officeooo:paragraph-rsid="000444b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4be82" style:font-size-asian="11pt" style:font-size-complex="11pt"/>
    </style:style>
    <style:style style:name="P5" style:family="paragraph" style:parent-style-name="Table_20_Contents">
      <style:paragraph-properties fo:text-align="justify" style:justify-single-word="false"/>
      <style:text-properties fo:font-size="11pt" style:font-size-asian="11pt" style:font-size-complex="11pt"/>
    </style:style>
    <style:style style:name="P6" style:family="paragraph" style:parent-style-name="Table_20_Contents">
      <style:paragraph-properties fo:text-align="justify" style:justify-single-word="false"/>
      <style:text-properties fo:font-size="11pt" officeooo:paragraph-rsid="0018ad65" style:font-size-asian="11pt" style:font-size-complex="11pt"/>
    </style:style>
    <style:style style:name="P7"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0"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5dae2"/>
    </style:style>
    <style:style style:name="T2" style:family="text">
      <style:text-properties officeooo:rsid="0006f87e"/>
    </style:style>
    <style:style style:name="T3" style:family="text">
      <style:text-properties officeooo:rsid="000779d7"/>
    </style:style>
    <style:style style:name="T4" style:family="text">
      <style:text-properties style:font-name="Malgun Gothic Semilight" officeooo:rsid="000779d7"/>
    </style:style>
    <style:style style:name="T5" style:family="text">
      <style:text-properties style:font-name="Malgun Gothic Semilight" officeooo:rsid="0007eee1"/>
    </style:style>
    <style:style style:name="T6" style:family="text">
      <style:text-properties style:font-name="Malgun Gothic Semilight" officeooo:rsid="00092f91"/>
    </style:style>
    <style:style style:name="T7" style:family="text">
      <style:text-properties style:font-name="Malgun Gothic Semilight" officeooo:rsid="0009fb7c"/>
    </style:style>
    <style:style style:name="T8" style:family="text">
      <style:text-properties style:font-name="Malgun Gothic Semilight" officeooo:rsid="000d0f01"/>
    </style:style>
    <style:style style:name="T9" style:family="text">
      <style:text-properties officeooo:rsid="0007a1be"/>
    </style:style>
    <style:style style:name="T10" style:family="text">
      <style:text-properties officeooo:rsid="0007eee1"/>
    </style:style>
    <style:style style:name="T11" style:family="text">
      <style:text-properties officeooo:rsid="0008190c"/>
    </style:style>
    <style:style style:name="T12" style:family="text">
      <style:text-properties officeooo:rsid="00092f91"/>
    </style:style>
    <style:style style:name="T13" style:family="text">
      <style:text-properties officeooo:rsid="0009fb7c"/>
    </style:style>
    <style:style style:name="T14" style:family="text">
      <style:text-properties officeooo:rsid="000c044b"/>
    </style:style>
    <style:style style:name="T15" style:family="text">
      <style:text-properties officeooo:rsid="000d0f01"/>
    </style:style>
    <style:style style:name="T16" style:family="text">
      <style:text-properties officeooo:rsid="000e4565"/>
    </style:style>
    <style:style style:name="T17" style:family="text">
      <style:text-properties officeooo:rsid="000ec240"/>
    </style:style>
    <style:style style:name="T18" style:family="text">
      <style:text-properties officeooo:rsid="001ff997"/>
    </style:style>
    <style:style style:name="gr1" style:family="graphic">
      <style:graphic-properties style:run-through="foreground" style:wrap="run-through" style:number-wrapped-paragraphs="no-limit" style:vertical-pos="from-top" style:vertical-rel="page" style:horizontal-pos="from-left" style:horizontal-rel="page"/>
    </style:style>
    <style:style style:name="gr2" style:family="graphic">
      <style:graphic-properties draw:stroke="none" svg:stroke-width="0.028cm" svg:stroke-color="#000000" draw:marker-start="" draw:marker-start-width="0.199cm" draw:marker-start-center="false" draw:marker-end="" draw:marker-end-width="0.199cm" draw:marker-end-center="false" draw:fill="solid" draw:fill-color="#eeeeee" draw:opacity="0%" draw:textarea-horizontal-align="justify" draw:textarea-vertical-align="middle" draw:auto-grow-height="false" fo:min-height="0.63cm" fo:min-width="0.5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none" svg:stroke-width="0.028cm" svg:stroke-color="#000000" draw:marker-start="" draw:marker-start-width="0.199cm" draw:marker-start-center="false" draw:marker-end="" draw:marker-end-width="0.199cm" draw:marker-end-center="false" draw:fill="solid" draw:fill-color="#eeeeee" draw:opacity="0%" draw:textarea-horizontal-align="justify" draw:textarea-vertical-align="middle" draw:auto-grow-height="false" fo:min-height="0.436cm" fo:min-width="0.33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5cm" fo:padding-right="0.265cm" draw:shadow="hidden" draw:shadow-offset-x="0.035cm" draw:shadow-offset-y="0.035cm" draw:shadow-color="#808080" draw:shadow-opacity="50%" style:run-through="foreground"/>
    </style:style>
    <style:style style:name="gr8" style:family="graphic">
      <style:graphic-properties draw:stroke="none" svg:stroke-width="0.028cm" svg:stroke-color="#000000" draw:marker-start="" draw:marker-start-width="0.199cm" draw:marker-start-center="false" draw:marker-end="" draw:marker-end-width="0.199cm" draw:marker-end-center="false" draw:fill="solid" draw:fill-color="#eeeeee" draw:opacity="0%" draw:textarea-horizontal-align="justify" draw:textarea-vertical-align="middle" draw:auto-grow-height="false" fo:min-height="0.515cm" fo:min-width="0.49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 draw:z-index="3" draw:name="send" draw:style-name="gr1">
        <draw:custom-shape draw:style-name="gr2" draw:text-style-name="P7" svg:width="1.034cm" svg:height="0.879cm" svg:x="17.926cm" svg:y="3.44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 draw:text-style-name="P8" svg:width="0.561cm" svg:height="0.101cm" draw:transform="skewX (-0.141022603561142) rotate (-2.74226132073349) translate (18.7533864034973cm 3.75528483911934cm)" svg:viewBox="0 0 562 102" draw:points="0,102 562,100 478,0">
          <text:p/>
        </draw:polygon>
        <draw:polygon draw:style-name="gr4" draw:text-style-name="P8" svg:width="0.479cm" svg:height="0.165cm" draw:transform="skewX (-0.0979129710368819) rotate (-1.98059963516317) translate (18.700535268181cm 3.66713636636135cm)" svg:viewBox="0 0 480 166" draw:points="0,0 480,3 415,166">
          <text:p/>
        </draw:polygon>
        <draw:polygon draw:style-name="gr5" draw:text-style-name="P8" svg:width="0.634cm" svg:height="0.082cm" draw:transform="skewX (-0.155508836352695) rotate (0.708254610459299) translate (18.1839053021751cm 4.05166904585549cm)" svg:viewBox="0 0 635 83" draw:points="0,83 170,83 635,44 169,0">
          <text:p/>
        </draw:polygon>
      </draw:g>
      <draw:g text:anchor-type="page" text:anchor-page-number="2" draw:z-index="2" draw:name="document" draw:style-name="gr1">
        <draw:custom-shape draw:style-name="gr6" draw:text-style-name="P7" svg:width="0.839cm" svg:height="0.685cm" svg:x="8.927cm" svg:y="4.86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7" draw:text-style-name="P9" svg:width="0.313cm" svg:height="0.34cm" svg:x="9.189cm" svg:y="5.037cm" svg:viewBox="0 0 314 341" draw:points="0,341 314,341 314,85 209,0 0,0">
          <text:p/>
        </draw:polygon>
        <draw:polygon draw:style-name="gr7" draw:text-style-name="P8" svg:width="0.084cm" svg:height="0.104cm" draw:transform="rotate (-1.5707963267949) translate (9.5035956206683cm 5.03744705663747cm)" svg:viewBox="0 0 85 105" draw:points="0,105 85,105 85,0">
          <text:p/>
        </draw:polygon>
      </draw:g>
      <draw:g text:anchor-type="page" text:anchor-page-number="2" draw:z-index="1" draw:name="mail_0" draw:style-name="gr1">
        <draw:custom-shape draw:style-name="gr8" draw:text-style-name="P7" svg:width="0.997cm" svg:height="0.765cm" svg:x="7.562cm" svg:y="3.9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 draw:text-style-name="P9" svg:width="0.498cm" svg:height="0.285cm" svg:x="7.81cm" svg:y="4.185cm" svg:viewBox="0 0 499 286" draw:points="0,0 499,0 499,286 0,286">
          <text:p/>
        </draw:polygon>
        <draw:polyline draw:style-name="gr10" draw:text-style-name="P10" svg:width="0.373cm" svg:height="0.248cm" draw:transform="skewX (0.236492113645232) rotate (-0.519060919543114) translate (7.98440342245852cm 3.99984141014191cm)" svg:viewBox="0 0 374 249" draw:points="0,247 289,249 374,0">
          <text:p/>
        </draw:polyline>
      </draw:g>
      <draw:g text:anchor-type="page" text:anchor-page-number="2" draw:z-index="0" draw:name="mail" draw:style-name="gr1">
        <draw:custom-shape draw:style-name="gr8" draw:text-style-name="P7" svg:width="0.997cm" svg:height="0.765cm" svg:x="9.003cm" svg:y="3.41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 draw:text-style-name="P9" svg:width="0.498cm" svg:height="0.285cm" svg:x="9.252cm" svg:y="3.654cm" svg:viewBox="0 0 499 286" draw:points="0,0 499,0 499,286 0,286">
          <text:p/>
        </draw:polygon>
        <draw:polyline draw:style-name="gr10" draw:text-style-name="P10" svg:width="0.372cm" svg:height="0.248cm" draw:transform="skewX (0.239459173373622) rotate (-0.518711853692716) translate (9.42592255060905cm 3.46969714526261cm)" svg:viewBox="0 0 373 249" draw:points="0,247 289,249 373,0">
          <text:p/>
        </draw:polyline>
      </draw:g>
      <text:p text:style-name="P2"><text:soft-page-break/></text:p>
      <table:table table:name="En_tête_mail" table:style-name="En_5f_tête_5f_mail">
        <table:table-column table:style-name="En_5f_tête_5f_mail.A"/>
        <table:table-row table:style-name="En_5f_tête_5f_mail.1">
          <table:table-cell table:style-name="En_5f_tête_5f_mail.A1" office:value-type="string">
            <text:p text:style-name="Table_20_Contents">Destinataire : <text:a xlink:type="simple" xlink:href="mailto:josephine.picoud@orange.fr" text:style-name="Internet_20_link" text:visited-style-name="Visited_20_Internet_20_Link"><text:span text:style-name="T1">josephine.picoud@orange.fr</text:span></text:a><text:span text:style-name="T1"> </text:span></text:p>
            <text:p text:style-name="Table_20_Contents">Source : <text:span text:style-name="T1">jean.transsen@orange.fr</text:span></text:p>
            <text:p text:style-name="Table_20_Contents">Objet : <text:span text:style-name="T1">Candidature spontanée au poste de guide pour le musée Mathurin Méheut </text:span></text:p>
            <text:p text:style-name="Table_20_Contents">Pièce(s) jointe(s) : TRASSEN_Jean_CV.pdf ; </text:p>
          </table:table-cell>
        </table:table-row>
      </table:table>
      <text:p text:style-name="P3"/>
      <table:table table:name="Contenu_Mail" table:style-name="Contenu_5f_Mail">
        <table:table-column table:style-name="Contenu_5f_Mail.A"/>
        <table:table-row table:style-name="TableLine2187526216992">
          <table:table-cell table:style-name="Contenu_5f_Mail.A1" office:value-type="string">
            <text:p text:style-name="P5"><text:span text:style-name="T2">Bonjour </text:span><text:span text:style-name="T3">M</text:span><text:span text:style-name="T2">adame Picoud,</text:span></text:p>
            <text:p text:style-name="P5"/>
            <text:p text:style-name="P5">Je vous contacte aujourd’hui car je suis à la recherche d’un travail pour cette saison estivale et travailler au sein d<text:span text:style-name="T17">u musée Mathurin Méheut</text:span> en tant que guide m’intéresse grandement.</text:p>
            <text:p text:style-name="P5">En complément à ce mail de motivation je vous ai joint mon CV afin que vous aillez le nécessaire pour me contacter et me découvrir.</text:p>
            <text:p text:style-name="P5"/>
            <text:p text:style-name="P5"><text:span text:style-name="T6">Grâce à</text:span><text:span text:style-name="T12"> ma formation de Bachelor Universitaire Technologique (BUT), j’ai pu apprendre de nombreuses techniques de gestion de projet et d’organisation afin d’être plus productif. Cela comprend la planification sous forme de diagramme de Gantt ainsi que la gestion des risques ce qui me permet d’être autonome dans la plupart des situations </text:span><text:span text:style-name="T13">et de savoir vivre au sein d’une équipe.</text:span><text:span text:style-name="T14">Ces compétences seront indispensable à la cohésion avec les autres guides de votre musée. M</text:span><text:span text:style-name="T13">usée </text:span><text:span text:style-name="T14">qui </text:span><text:span text:style-name="T13">doit accueillir des personnes venant de différents endroits en France </text:span><text:span text:style-name="T7">ainsi qu’</text:span><text:span text:style-name="T13">à l’étranger, c’est pourquoi pouvoir parler d’autres langues que le français est important. Grâce à plusieurs séjours linguistiques en Espagne je suis apte à comprendre et parler l’espagnol. De plus j’ai un assez bon niveau en Anglais résultant de mes cours d’anglais </text:span><text:span text:style-name="T8">au</text:span><text:span text:style-name="T13"> lycée et </text:span><text:span text:style-name="T15">en </text:span><text:span text:style-name="T13">enseignement supérieur. </text:span></text:p>
            <text:p text:style-name="P5"/>
            <text:p text:style-name="P5"><text:span text:style-name="T3">J’ai déjà pu mettre ces compétences à profit lors de mes précédents emplois. J’ai pu notamment travailler au contact d’une clientèle en tant que vendeur au rayon traiteur </text:span><text:span text:style-name="T15">d’</text:span><text:span text:style-name="T3">un supermarché. Cette expérience m’a permis </text:span><text:span text:style-name="T9">d’apprendre à gérer les demandes des clients et les stocks. De plus </text:span><text:span text:style-name="T10">j’ai particulièrement aimé </text:span><text:span text:style-name="T9">le contact avec les </text:span><text:span text:style-name="T5">clients et cela se </text:span><text:span text:style-name="T9">retrouvera dans la communication avec les </text:span><text:span text:style-name="T16">visiteurs</text:span><text:span text:style-name="T9"> de votre musée. </text:span></text:p>
            <text:p text:style-name="P5">Bien que les musées plaisent d’avantages aux anciennes générations qu’au<text:span text:style-name="T14">x</text:span> nouvelle<text:span text:style-name="T14">s</text:span>, je serai apte à accompagner des <text:span text:style-name="T16">visiteurs</text:span> de tous les âges grâce à mon BAFA et à mon expérience en tant qu’animateur en centre aéré. De ce fait, je pense pouvoir faire découvrir l’histoire de l’art aux plus jeunes tout en intéressant les <text:span text:style-name="T16">visiteurs</text:span> plus âgés.</text:p>
            <text:p text:style-name="P5"/>
            <text:p text:style-name="P5">Pour moi, un guide ne doit pas uniquement savoir par cœur l’histoire de chaque œuvre. Il doit avoir une vraie passion pour l’art et l’histoire afin de pouvoir la transmettre aux <text:span text:style-name="T16">visiteurs</text:span>. <text:s/>Et c’est ce genre de guide que j’aimerai être dans votre musée. <text:span text:style-name="T10">De part ma pratique du dessin et ma passion inégalée pour l’histoire de l’art, je pense être </text:span><text:span text:style-name="T11">tout à fait apte à intéresser les grands comme les petits.</text:span></text:p>
            <text:p text:style-name="P5"/>
            <text:p text:style-name="P6">Je vous remercie d’avoir pris le temps de lire cette candidature et j’espère recevoir une réponse positive.</text:p>
            <text:p text:style-name="P6"><text:span text:style-name="T4">Je vous prie de recevoir</text:span><text:span text:style-name="T3">, Madame Picoud, mes salutations les plus distinguées.</text:span></text:p>
            <text:p text:style-name="P5"/>
            <text:p text:style-name="P5">J<text:span text:style-name="T3">ean TRASSEN, Étudiant en BUT Réseaux et Télécommunications</text:span></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hatch draw:name="Black_20_0_20_Degrees" draw:display-name="Black 0 Degrees" draw:style="single" draw:color="#000000" draw:distance="0.102cm" draw:rotation="0"/>
    <draw:hatch draw:name="Yellow_20_45_20_Degrees_20_Triple" draw:display-name="Yellow 45 Degrees Triple" draw:style="triple" draw:color="#ffbf00" draw:distance="0.41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algun Gothic Semilight" fo:font-family="'Malgun Gothic Semilight'" style:font-family-generic="swiss" style:font-pitch="variable" fo:font-size="10.5pt" officeooo:rsid="0004be82" style:font-size-asian="10.5pt"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Malgun Gothic Semilight" fo:font-family="'Malgun Gothic Semilight'" style:font-family-generic="swiss" style:font-pitch="variable"/>
    </style:style>
    <style:style style:name="Table_20_Contents" style:display-name="Table Contents" style:family="paragraph" style:parent-style-name="Standard" style:class="extra">
      <style:paragraph-properties fo:margin-top="0cm" fo:margin-bottom="0cm" style:contextual-spacing="false" fo:text-align="start" style:justify-single-word="false" fo:orphans="0" fo:widows="0" text:number-lines="false" text:line-number="0"/>
      <style:text-properties fo:font-size="10.5pt" style:font-size-asian="10.5pt" style:font-size-complex="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Malgun Gothic Semilight" officeooo:rsid="0005dae2" officeooo:paragraph-rsid="0005dae2"/>
    </style:style>
    <style:style style:name="MT1" style:family="text">
      <style:text-properties officeooo:rsid="001ff997"/>
    </style:style>
    <style:page-layout style:name="Mpm1" style:page-usage="left">
      <style:page-layout-properties fo:page-width="21.001cm" fo:page-height="29.7cm" style:num-format="1" style:print-orientation="portrait" fo:margin-top="2.004cm" fo:margin-bottom="2.004cm" fo:margin-left="2.004cm" fo:margin-right="2.00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hatch-name="Black_20_0_20_Degrees" style:footnote-max-height="0cm">
        <style:columns fo:column-count="1"/>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161cm" fo:margin-right="0.161cm" fo:margin-top="0cm"/>
      </style:footer-style>
    </style:page-layout>
    <style:style style:name="Mdp1" style:family="drawing-page">
      <style:drawing-page-properties draw:fill="none" draw:fill-hatch-name="Black_20_0_20_Degrees"/>
    </style:style>
  </office:automatic-styles>
  <office:master-styles>
    <style:master-page style:name="Standard" style:page-layout-name="Mpm1" draw:style-name="Mdp1">
      <style:header>
        <text:p text:style-name="MP1">Hartmann Matthias 2A <text:tab/><text:tab/>2022/05/24</text:p>
      </style:header>
      <style:footer>
        <text:p text:style-name="Footer"><text:tab/><text:tab/><text:span text:style-name="MT1">1</text:span>/<text:span text:style-name="MT1">1</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ias Hartmann</meta:initial-creator>
    <meta:creation-date>2022-05-24T13:30:21.477000000</meta:creation-date>
    <meta:generator>LibreOffice/7.0.3.1$Windows_X86_64 LibreOffice_project/d7547858d014d4cf69878db179d326fc3483e082</meta:generator>
    <dc:date>2022-05-24T15:22:15.687000000</dc:date>
    <dc:creator>Matthias Hartmann</dc:creator>
    <meta:editing-duration>PT52M12S</meta:editing-duration>
    <meta:editing-cycles>17</meta:editing-cycles>
    <meta:document-statistic meta:table-count="2" meta:image-count="0" meta:object-count="0" meta:page-count="2" meta:paragraph-count="16" meta:word-count="454" meta:character-count="2846" meta:non-whitespace-character-count="2398"/>
  </office:meta>
</office:document-meta>
</file>